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1" style:family="paragraph">
      <style:text-properties fo:language="en" fo:country="US"/>
    </style:style>
    <style:style style:name="P4" style:parent-style-name="Normal" style:family="paragraph">
      <style:text-properties fo:language="en" fo:country="US"/>
    </style:style>
    <style:style style:name="P5" style:parent-style-name="ListParagraph" style:family="paragraph">
      <style:text-properties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ListParagraph" style:family="paragraph">
      <style:text-properties fo:language="en" fo:country="US"/>
    </style:style>
    <style:style style:name="P11" style:parent-style-name="ListParagraph" style:family="paragraph">
      <style:text-properties fo:language="en" fo:country="US"/>
    </style:style>
    <style:style style:name="P12" style:parent-style-name="Normal" style:family="paragraph">
      <style:text-properties fo:language="en" fo:country="US"/>
    </style:style>
    <style:style style:name="P13" style:parent-style-name="Heading1"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Heading1"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ListParagraph" style:family="paragraph">
      <style:text-properties fo:language="en" fo:country="US"/>
    </style:style>
    <style:style style:name="P41" style:parent-style-name="ListParagraph" style:family="paragraph">
      <style:text-properties fo:language="en" fo:country="US"/>
    </style:style>
    <style:style style:name="P42" style:parent-style-name="Heading1"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text-underline-type="single" style:text-underline-style="solid" style:text-underline-width="auto" style:text-underline-mode="continuou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Heading1"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Heading1"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Heading1"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Heading2"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Heading1"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Heading2" style:family="paragraph">
      <style:text-properties fo:language="en" fo:country="US"/>
    </style:style>
    <style:style style:name="P89" style:parent-style-name="Normal" style:family="paragraph">
      <style:text-properties fo:language="en" fo:country="US"/>
    </style:style>
    <style:style style:name="P90" style:parent-style-name="ListParagraph" style:family="paragraph">
      <style:text-properties fo:language="en" fo:country="US"/>
    </style:style>
    <style:style style:name="P91" style:parent-style-name="ListParagraph" style:family="paragraph">
      <style:text-properties fo:language="en" fo:country="US"/>
    </style:style>
    <style:style style:name="P92" style:parent-style-name="Heading2" style:family="paragraph">
      <style:text-properties fo:language="en" fo:country="US"/>
    </style:style>
    <style:style style:name="P93" style:parent-style-name="Normal" style:family="paragraph">
      <style:text-properties fo:language="en" fo:country="US"/>
    </style:style>
    <style:style style:name="P94" style:parent-style-name="ListParagraph" style:family="paragraph">
      <style:text-properties fo:language="en" fo:country="US"/>
    </style:style>
    <style:style style:name="P95" style:parent-style-name="Normal" style:family="paragraph">
      <style:text-properties fo:language="en" fo:country="US"/>
    </style:style>
    <style:style style:name="P96" style:parent-style-name="Heading2"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ListParagraph" style:family="paragraph">
      <style:text-properties fo:language="en" fo:country="US"/>
    </style:style>
    <style:style style:name="P100" style:parent-style-name="ListParagraph" style:family="paragraph">
      <style:text-properties fo:language="en" fo:country="US"/>
    </style:style>
    <style:style style:name="P101" style:parent-style-name="ListParagraph" style:family="paragraph">
      <style:text-properties fo:language="en" fo:country="US"/>
    </style:style>
    <style:style style:name="P102" style:parent-style-name="ListParagraph" style:family="paragraph">
      <style:text-properties fo:language="en" fo:country="US"/>
    </style:style>
    <style:style style:name="P103" style:parent-style-name="ListParagraph" style:family="paragraph">
      <style:text-properties fo:language="en" fo:country="US"/>
    </style:style>
    <style:style style:name="P104" style:parent-style-name="ListParagraph" style:family="paragraph">
      <style:text-properties fo:language="en" fo:country="US"/>
    </style:style>
    <style:style style:name="P105" style:parent-style-name="ListParagraph" style:family="paragraph">
      <style:text-properties fo:language="en" fo:country="US"/>
    </style:style>
    <style:style style:name="P106" style:parent-style-name="ListParagraph" style:family="paragraph">
      <style:text-properties fo:language="en" fo:country="US"/>
    </style:style>
    <style:style style:name="P107" style:parent-style-name="ListParagraph" style:family="paragraph">
      <style:text-properties fo:language="en" fo:country="US"/>
    </style:style>
    <style:style style:name="P108" style:parent-style-name="ListParagraph" style:family="paragraph">
      <style:text-properties fo:language="en" fo:country="US"/>
    </style:style>
    <style:style style:name="P109" style:parent-style-name="ListParagraph" style:family="paragraph">
      <style:text-properties fo:language="en" fo:country="US"/>
    </style:style>
    <style:style style:name="P110" style:parent-style-name="ListParagraph" style:family="paragraph">
      <style:text-properties fo:language="en" fo:country="US"/>
    </style:style>
    <style:style style:name="P111" style:parent-style-name="ListParagraph"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Heading1"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ListParagraph" style:family="paragraph">
      <style:text-properties fo:language="en" fo:country="US"/>
    </style:style>
    <style:style style:name="P122" style:parent-style-name="ListParagraph" style:family="paragraph">
      <style:text-properties fo:language="en" fo:country="US"/>
    </style:style>
    <style:style style:name="P123" style:parent-style-name="Normal" style:family="paragraph">
      <style:text-properties fo:language="en" fo:country="US"/>
    </style:style>
    <style:style style:name="P124" style:parent-style-name="Heading1"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ListParagraph" style:family="paragraph">
      <style:text-properties fo:language="en" fo:country="US"/>
    </style:style>
    <style:style style:name="P128" style:parent-style-name="ListParagraph" style:family="paragraph">
      <style:text-properties fo:language="en" fo:country="US"/>
    </style:style>
    <style:style style:name="P129" style:parent-style-name="ListParagraph" style:family="paragraph">
      <style:text-properties fo:language="en" fo:country="US"/>
    </style:style>
    <style:style style:name="P130" style:parent-style-name="ListParagraph" style:family="paragraph">
      <style:text-properties fo:language="en" fo:country="US"/>
    </style:style>
    <style:style style:name="P131" style:parent-style-name="ListParagraph" style:family="paragraph">
      <style:text-properties fo:language="en" fo:country="US"/>
    </style:style>
    <style:style style:name="P132" style:parent-style-name="ListParagraph" style:family="paragraph">
      <style:text-properties fo:language="en" fo:country="US"/>
    </style:style>
    <style:style style:name="P133" style:parent-style-name="ListParagraph"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ListParagraph" style:family="paragraph">
      <style:text-properties fo:language="en" fo:country="US"/>
    </style:style>
    <style:style style:name="P139" style:parent-style-name="ListParagraph" style:family="paragraph">
      <style:text-properties fo:language="en" fo:country="US"/>
    </style:style>
    <style:style style:name="P140" style:parent-style-name="ListParagraph" style:family="paragraph">
      <style:text-properties fo:language="en" fo:country="US"/>
    </style:style>
    <style:style style:name="P141" style:parent-style-name="ListParagraph" style:family="paragraph">
      <style:text-properties fo:language="en" fo:country="US"/>
    </style:style>
    <style:style style:name="P142" style:parent-style-name="ListParagraph" style:family="paragraph">
      <style:text-properties fo:language="en" fo:country="US"/>
    </style:style>
    <style:style style:name="P143" style:parent-style-name="ListParagraph" style:family="paragraph">
      <style:text-properties fo:language="en" fo:country="US"/>
    </style:style>
    <style:style style:name="P144" style:parent-style-name="ListParagraph" style:family="paragraph">
      <style:text-properties fo:language="en" fo:country="US"/>
    </style:style>
    <style:style style:name="P145" style:parent-style-name="ListParagraph" style:family="paragraph">
      <style:text-properties fo:language="en" fo:country="US"/>
    </style:style>
    <style:style style:name="P146" style:parent-style-name="ListParagraph" style:family="paragraph">
      <style:text-properties fo:language="en" fo:country="US"/>
    </style:style>
    <style:style style:name="P147" style:parent-style-name="Heading1"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Heading1"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Heading1"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Heading1"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Heading1"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Heading1"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ListParagraph" style:family="paragraph">
      <style:text-properties fo:language="en" fo:country="US"/>
    </style:style>
    <style:style style:name="P181" style:parent-style-name="ListParagraph" style:family="paragraph"/>
    <style:style style:name="T182" style:parent-style-name="DefaultParagraphFont" style:family="text">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paragraph-properties fo:text-align="center"/>
    </style:style>
    <style:style style:name="T193" style:parent-style-name="DefaultParagraphFont" style:family="text">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family="graphic" style:name="a6">
      <style:graphic-properties draw:fill="solid" draw:fill-color="#4472c4" draw:opacity="100%" draw:stroke="solid" svg:stroke-width="0.01389in" svg:stroke-color="#2f528f" svg:stroke-opacity="100%" draw:stroke-linejoin="miter" svg:stroke-linecap="butt"/>
    </style:style>
    <style:style style:family="graphic" style:name="a0">
      <style:graphic-properties style:vertical-pos="middle"/>
    </style:style>
    <style:style style:family="graphic" style:name="a7">
      <style:graphic-properties style:wrap="run-through" style:run-through="foreground" style:horizontal-rel="paragraph" style:vertical-rel="paragraph" style:horizontal-pos="from-left" style:vertical-pos="from-top"/>
    </style:style>
    <style:style style:family="graphic" style:name="a1">
      <style:graphic-properties draw:fill="none" draw:stroke="solid" svg:stroke-width="0.00694in" svg:stroke-color="#000000" svg:stroke-opacity="100%" draw:stroke-linejoin="miter" svg:stroke-linecap="butt"/>
    </style:style>
    <style:style style:family="graphic" style:name="a2">
      <style:graphic-properties draw:fill="none" draw:stroke="solid" svg:stroke-width="0.00694in" svg:stroke-color="#4472c4" svg:stroke-opacity="100%" draw:stroke-linejoin="miter" svg:stroke-linecap="butt"/>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War tactics</text:p>
      <text:p text:style-name="P2"/>
      <text:h text:style-name="P3" text:outline-level="1">Logistics</text:h>
      <text:p text:style-name="P4">“Logistics make war”: if you suck in logistics, you suck in war, with horrible consequences</text:p>
      <text:list text:style-name="LFO1" text:continue-numbering="true">
        <text:list-item>
          <text:p text:style-name="P5">Lose a lot of money (lost, missed or stolen equipment to the black market)<text:s/></text:p>
        </text:list-item>
        <text:list-item>
          <text:p text:style-name="P6">Lose your best and experienced soldiers</text:p>
        </text:list-item>
        <text:list-item>
          <text:p text:style-name="P7">Lose you best officers and strategists</text:p>
        </text:list-item>
        <text:list-item>
          <text:p text:style-name="P8">Your valuable equipment is destroyed</text:p>
        </text:list-item>
        <text:list-item>
          <text:p text:style-name="P9">You become enemy to the families of the soldiers you lost, then the whole population</text:p>
        </text:list-item>
        <text:list-item>
          <text:p text:style-name="P10">You become enemy of the political parties</text:p>
        </text:list-item>
        <text:list-item>
          <text:p text:style-name="P11">You become enemy to your own generals</text:p>
        </text:list-item>
      </text:list>
      <text:p text:style-name="P12"/>
      <text:h text:style-name="P13" text:outline-level="1">Depots</text:h>
      <text:p text:style-name="P14">No equipment stays in storage for a long time. It should be used at least once a year.</text:p>
      <text:p text:style-name="P15">Every equipment is used during training, exercises, engagements, …</text:p>
      <text:p text:style-name="P16">Vehicle are used regularly to make sure that they are ready for combat.<text:s/></text:p>
      <text:p text:style-name="P17">The army buys vehicles from manufacturing and then these vehicles are assigned to units. Reserve units are sent to depots. After a certain time, the vehicles are swapped with the reserve one.<text:s/></text:p>
      <text:p text:style-name="P18">The vehicles who were used are sent to maintenance and reparations. This cycle continues without stopping.<text:s/></text:p>
      <text:p text:style-name="P19">Each vehicle is registered in the database and every accident, maintenance is recorded to check if the vehicle can be used or must be sent back to the manufacturers.<text:s/></text:p>
      <text:h text:style-name="Heading1" text:outline-level="1"><text:span text:style-name="T20">Divide the enemy</text:span></text:h>
      <text:p text:style-name="P21">Use mortar to harass enemies continuously. If the enemy is concentrating their forces, they are preparing to attack as a spear head. Use mortar and artillery to fire and them and force them to disperse.<text:s/></text:p>
      <text:p text:style-name="P22"/>
      <text:p text:style-name="P23">Harass enemy so to not let them rest, do not let them sleep</text:p>
      <text:p text:style-name="P24">We can use sound shell during the night to not let them sleep.<text:s/></text:p>
      <text:p text:style-name="P25"/>
      <text:h text:style-name="P26" text:outline-level="1">Special operations training </text:h>
      <text:p text:style-name="P27">in some military facilities, the guards are trained to fight against intruders every day. But they don’t know if an intruder is trained too on that day. So the training can last several days and they don’t know it.<text:s/></text:p>
      <text:p text:style-name="P28">The trained intruder receives a mission to infiltrate the base and plant bombs on strategic target.<text:s/></text:p>
      <text:p text:style-name="P29">The bombs are to set off after several hours</text:p>
      <text:soft-page-break/>
      <text:p text:style-name="P30">If they succeed in planting, they must flee. The bombs are false one, and when they “set off”, they make a sound -&gt; infiltration successful.</text:p>
      <text:p text:style-name="P31">The guards must find and capture the intruders and defuse the bombs before they explode.<text:s/></text:p>
      <text:p text:style-name="P32"/>
      <text:p text:style-name="P33"/>
      <text:p text:style-name="P34"/>
      <text:p text:style-name="P35"/>
      <text:p text:style-name="P36">Attack the enemy in different spots in the same front, in order to test the strength in each location.</text:p>
      <text:p text:style-name="P37">At some point, after a lot of pressure, a location will break out and the enemy will start losing. In that case, he will send the reserve to stabilize the front. Use that opportunity to make a breakthrough in another spot where the enemy cannot help.<text:s/></text:p>
      <text:p text:style-name="P38">We can do the same with several fronts.<text:s/></text:p>
      <text:p text:style-name="P39">The units must be very well trained so that in case :</text:p>
      <text:list text:style-name="LFO1" text:continue-numbering="true">
        <text:list-item>
          <text:p text:style-name="P40">Successful breakthrough : each unit follows the plan and make sure the advance is steady and secure and does not let the enemy regroup and attack</text:p>
        </text:list-item>
        <text:list-item>
          <text:p text:style-name="P41">Failed attack : the troops know how to operate in order to stabilize the front, help units in bad situation, then perform an organized retreat.<text:s/></text:p>
        </text:list-item>
      </text:list>
      <text:h text:style-name="P42" text:outline-level="1">Defensive position</text:h>
      <text:p text:style-name="P43">Always use concealment to hide from the enemy.</text:p>
      <text:p text:style-name="P44">Make sure drones can’t spot you, meaning you should have overhead concealment, to hide from drones. Use different camouflage nets according the environment.<text:s/></text:p>
      <text:p text:style-name="P45">Don’t put your position in the open.</text:p>
      <text:p text:style-name="P46">Make sure that the camo net used fit to the area. Use a drone to verify it and correct it.<text:s/></text:p>
      <text:p text:style-name="P47">Make sure to have forward positions that help watch over all the area and spot the enemy approaching. From these positions, it is possible to retreat to more advantageous positions in rear.<text:s/></text:p>
      <text:p text:style-name="P48">When retreating, arm the traps so that the enemy gets got in them when they think they have reached a safe trench in cover.<text:s/></text:p>
      <text:p text:style-name="P49">Create false positions, where the enemy will shoot at it thinking it is populated.<text:s/></text:p>
      <text:p text:style-name="Normal"><text:span text:style-name="T50">The<text:s/></text:span><text:span text:style-name="T51">false trenches</text:span><text:span text:style-name="T52"><text:s/>don’t lead to the positions in the rear. These false trenches are difficult to access and the enemy will have to be in the open to clear them. These false trenches are in forward position to the defenders positions, and being so exposed, the enemy will be an easy target to the defenders.<text:s/></text:span></text:p>
      <text:p text:style-name="P53">Even if they get in them, explosive traps and anti-personal mines wait for them. Forcing them to get out and move to the next trenches, exposing them to the defenders.<text:s/></text:p>
      <text:p text:style-name="P54">Each defensive position must have an escape route that the soldiers can use without being attacked from the enemy. Don’t have isolate trenches, like isolated holes in the ground.<text:s/></text:p>
      <text:p text:style-name="P55">Test these trenches by simulating a frontal attack, and make sure the attackers can’t spot them, while the defenders can easily see the attackers.<text:s/></text:p>
      <text:soft-page-break/>
      <text:p text:style-name="P56">Use an emergency tunnel to escape if attacked.<text:s/></text:p>
      <text:p text:style-name="P57">Split the trenches in team who covers a sector. Stock up ammunition, weapons and food for some time. Each soldier uses several weapons during the enemy attack, in case a weapon jams. In this situation, one soldier works as backup to give the other soldiers what they need : grenade, magazines for the weapons. He make sure that all magazine are full and keeps fulling them.<text:s/></text:p>
      <text:p text:style-name="P58"/>
      <text:p text:style-name="P59">In case of muddy conditions, it would be beneficial to be able to move freely. A solution can be found using planks (schema Tench_mud_planck.png). put them at certain level over the mud, and make sure they are well fixed. Put one plank every 30-40cm, so that a soldier can walk and run without issues.<text:s/>Add a support wood piece so that the plank can support the weight of soldiers.<text:s/>This is very helpful when the enemy attack and the defenders can move faster to defend the position. If the defenders need to retreat, the last soldier can destroy these planks so that the enemy can’t use them. With this, the enemy will slow down and can be intercepted.<text:s/></text:p>
      <text:p text:style-name="P60">If there is not a lot of time, just removing the support wood piece can offer a trap for the invaders.<text:s/></text:p>
      <text:h text:style-name="P61" text:outline-level="1">Decoys</text:h>
      <text:p text:style-name="P62"/>
      <text:p text:style-name="P63">Use tanks as decoys to attract attack from aircrafts or artillery, as a bait. Then use anti-air missiles against planes and anti-battery fire against artillery.</text:p>
      <text:p text:style-name="P64">To make sure that the bait is perfect, set the tanks as unmanned vehicle and move them from afar (remote control). The enemy will then really believe that they are real tanks.</text:p>
      <text:p text:style-name="P65"/>
      <text:h text:style-name="P66" text:outline-level="1">Cycle when attack</text:h>
      <text:p text:style-name="P67">Put forward ammo depots, not one but many, so that if one is targeted, other are still available. With different type of ammos</text:p>
      <text:p text:style-name="P68">Make sure the ammo depots are well hidden, <text:s/>and change their location frequently to avoid being targeted.</text:p>
      <text:p text:style-name="P69">Tanks will go and back for ammo at any time, so that the momentum is kept. These ammo depot move with the advance (trucks, vehicle, …).</text:p>
      <text:p text:style-name="P70">Use different means to protect them from enemy scouts (counter-scouts, electronics jams against drones, …)<text:s/></text:p>
      <text:p text:style-name="P71"/>
      <text:h text:style-name="P72" text:outline-level="1">Counter-battery measures</text:h>
      <text:p text:style-name="P73">In key areas, if possible, along the front,</text:p>
      <text:p text:style-name="P74">Install radar for short range, able to detect and measure the incoming shellings from the enemy.<text:s/></text:p>
      <text:p text:style-name="P75">For each detected shell, the radar measures at least two different positions of the shell before impact.<text:s/></text:p>
      <text:p text:style-name="P76">With these two points, the parabolic trajectory of the shell is recreated and the firing position of the enemy is known.<text:s/></text:p>
      <text:soft-page-break/>
      <text:p text:style-name="P77">Do the same to each incoming shell, in order to detect multiple sources</text:p>
      <text:p text:style-name="P78"/>
      <text:p text:style-name="P79"/>
      <text:h text:style-name="P80" text:outline-level="2">TRP</text:h>
      <text:p text:style-name="P81">Target reference points : prepared points for the artillery to attack them rapidely without having to do all the calculations. These calculations are done before. These TRP are referenced with codes that the infantery can call when needed. The artillery is ready to shoot at these points.<text:s/></text:p>
      <text:p text:style-name="P82">These TRP can be used when defending an area, and are located in routes that the enemy can use to attack.<text:s/></text:p>
      <text:h text:style-name="P83" text:outline-level="1">Tank</text:h>
      <text:p text:style-name="P84">The bigger the caliber, the bigger the shell, and the less ammo can be stored in the tank. For this reasons, try to manufacture a shell with the best ratio of weight/size vs power/penetration/efficiency. This will help increase the number of shells in the tank storage.<text:s/></text:p>
      <text:p text:style-name="P85">Cover the canon with aluminum, to hide the gun heat after a shot, so that the gun is not spotted with thermal sensor. Make sure the muzzle break dissipate the heat as much as possible after the shot -&gt; redirect the exhaust to the sides ?</text:p>
      <text:p text:style-name="P86">Canon muzzle : after the shot, the muzzle will disperse all the gases into the air as fast as possible, so that the heat is transferred to the air and thermal sensor don’t spot any heat.<text:s/></text:p>
      <text:p text:style-name="P87">Smoke : use the engine to produce smoke + use smoke grenade laucher on the turret + use some smoke shells to shoot at position of the enemy, so the enemy can’t see and blinded. With this, allies know where is the enemy and can shoot the position : allied helicopter, allied fighter or other units.<text:s/></text:p>
      <text:h text:style-name="P88" text:outline-level="2">Shells<text:s/></text:h>
      <text:p text:style-name="P89">Type of shells to be used :<text:s/></text:p>
      <text:list text:style-name="LFO1" text:continue-numbering="true">
        <text:list-item>
          <text:p text:style-name="P90">Projectile with metalic casing : all in one part</text:p>
        </text:list-item>
        <text:list-item>
          <text:p text:style-name="P91">Projectile separated from the paper/plastic casing : this casing totally burns after the shot and the breach is clear for the next shot.<text:s/><text:line-break/></text:p>
        </text:list-item>
      </text:list>
      <text:h text:style-name="P92" text:outline-level="2">Exhaust gases after a shot</text:h>
      <text:p text:style-name="P93">Use the pressure of the exhaust gases to feed an hydraulic circuit.<text:s/></text:p>
      <text:list text:style-name="LFO1" text:continue-numbering="true">
        <text:list-item>
          <text:p text:style-name="P94">Have a pressured air to evacuate all the gases from the gun and cool down the interior of the gun.<text:s/></text:p>
        </text:list-item>
      </text:list>
      <text:p text:style-name="P95"/>
      <text:h text:style-name="P96" text:outline-level="2">Turret<text:s/></text:h>
      <text:p text:style-name="P97">The basic turret must be spacious enough to hold all the components, with the idea to add other components in the future.</text:p>
      <text:p text:style-name="P98">List of module :</text:p>
      <text:list text:style-name="LFO1" text:continue-numbering="true">
        <text:list-item>
          <text:p text:style-name="P99">Gun + gun breach</text:p>
        </text:list-item>
        <text:list-item>
          <text:p text:style-name="P100">Gunner sight system</text:p>
        </text:list-item>
        <text:list-item>
          <text:p text:style-name="P101">Gunner seat<text:s/></text:p>
        </text:list-item>
        <text:list-item>
          <text:p text:style-name="P102">Commander seat</text:p>
        </text:list-item>
        <text:list-item>
          <text:p text:style-name="P103">Commander sight system</text:p>
        </text:list-item>
        <text:list-item>
          <text:p text:style-name="P104">Loader/autoloader</text:p>
        </text:list-item>
        <text:list-item>
          <text:p text:style-name="P105">Ammo storage</text:p>
        </text:list-item>
        <text:list-item>
          <text:p text:style-name="P106">Computer/calculator and backup<text:s/></text:p>
        </text:list-item>
        <text:list-item>
          <text:p text:style-name="P107">Thermal camera</text:p>
        </text:list-item>
        <text:list-item>
          <text:p text:style-name="P108">Night vision sight system</text:p>
        </text:list-item>
        <text:list-item>
          <text:p text:style-name="P109">Fire-fighting systems</text:p>
        </text:list-item>
        <text:list-item>
          <text:p text:style-name="P110">Close range camera to see the dead angle (like the rear, at close range)</text:p>
        </text:list-item>
        <text:list-item>
          <text:p text:style-name="P111">Radar and<text:s/></text:p>
        </text:list-item>
      </text:list>
      <text:p text:style-name="P112">The turret has at the exterior hanging points, to hang different armor modules to protect it. The armor modules must be placed in order to protect the turret from all sides.<text:s/></text:p>
      <text:p text:style-name="P113">Each armor has sensor in it. These sensors give information on the state of the amor when they are hit.<text:s/></text:p>
      <text:h text:style-name="P114" text:outline-level="2">Hull protection</text:h>
      <text:p text:style-name="P115">The same idea is used to protect the hull (with hanging points)</text:p>
      <text:p text:style-name="P116">Make sure the tank has skirt, which protect the lower part of the hull where the wheels are situated.</text:p>
      <text:p text:style-name="P117">Experiment the armor with live test, with different ammo type, to evaluate the efficiency and the resistance of the armor,<text:s/></text:p>
      <text:h text:style-name="P118" text:outline-level="1">Mobile medium gun</text:h>
      <text:p text:style-name="P119">Like the Stryker MGS (Mobile Gun System), use AFV as scout and close support for infantry. It is also useful to slow down an attacking enemy by taking down all advancing tanks.<text:s/></text:p>
      <text:p text:style-name="P120">Use smart shells :<text:s/></text:p>
      <text:list text:style-name="LFO1" text:continue-numbering="true">
        <text:list-item>
          <text:p text:style-name="P121">HE for anti-bunker and infantry. This can be used to target targeting systems of a tank if it has too much armor.<text:s/></text:p>
        </text:list-item>
        <text:list-item>
          <text:p text:style-name="P122">AP for anti-armor, depending on the armor of the target</text:p>
        </text:list-item>
      </text:list>
      <text:p text:style-name="P123"/>
      <text:h text:style-name="P124" text:outline-level="1">Weapons range</text:h>
      <text:p text:style-name="P125">For each weapons, establish a range table, were the gunner knows how to use the gun elevation to reach a certain target at any range.</text:p>
      <text:p text:style-name="P126">For this, do field tests, at each shot, record all information:<text:s/></text:p>
      <text:list text:style-name="LFO1" text:continue-numbering="true">
        <text:list-item>
          <text:p text:style-name="P127">Type of shell used</text:p>
        </text:list-item>
        <text:list-item>
          <text:p text:style-name="P128">Gun elevation</text:p>
        </text:list-item>
        <text:list-item>
          <text:p text:style-name="P129">Position of the gun and the position of the target</text:p>
        </text:list-item>
        <text:list-item>
          <text:p text:style-name="P130">Weather conditions : wind direction, …</text:p>
        </text:list-item>
        <text:list-item>
          <text:p text:style-name="P131">Landing position of the shell = the range achieved</text:p>
        </text:list-item>
        <text:list-item>
          <text:p text:style-name="P132">Compute the error in the range</text:p>
        </text:list-item>
        <text:list-item>
          <text:p text:style-name="P133">Improve the quality of the shell and the gun while doing these tests.<text:s/></text:p>
        </text:list-item>
      </text:list>
      <text:p text:style-name="P134">Record all this information and do statistics</text:p>
      <text:p text:style-name="P135">The idea is the use these statistics to establish the trajectory of the shell from firing until reaching the target : a mathematical model. We can also add correction for weather conditions, …</text:p>
      <text:soft-page-break/>
      <text:p text:style-name="P136">For the soldiers in the field, convert this model into a table who records all the settings needed to reach any range, depending on the shell type and taking account of the weather conditions.</text:p>
      <text:p text:style-name="P137">This is for :</text:p>
      <text:list text:style-name="LFO1" text:continue-numbering="true">
        <text:list-item>
          <text:p text:style-name="P138">Sniper rifle</text:p>
        </text:list-item>
        <text:list-item>
          <text:p text:style-name="P139">Assault rifle</text:p>
        </text:list-item>
        <text:list-item>
          <text:p text:style-name="P140">SMG</text:p>
        </text:list-item>
        <text:list-item>
          <text:p text:style-name="P141">Pistol</text:p>
        </text:list-item>
        <text:list-item>
          <text:p text:style-name="P142">Artillery</text:p>
        </text:list-item>
        <text:list-item>
          <text:p text:style-name="P143">Field gun</text:p>
        </text:list-item>
        <text:list-item>
          <text:p text:style-name="P144">Tank gun</text:p>
        </text:list-item>
        <text:list-item>
          <text:p text:style-name="P145">IVF gun</text:p>
        </text:list-item>
        <text:list-item>
          <text:p text:style-name="P146"/>
        </text:list-item>
      </text:list>
      <text:h text:style-name="P147" text:outline-level="1">Armored vehicle production</text:h>
      <text:p text:style-name="P148">One type of tank hull.<text:s/></text:p>
      <text:p text:style-name="P149">One type of armored vehicle hull.</text:p>
      <text:h text:style-name="P150" text:outline-level="1">Sniper</text:h>
      <text:p text:style-name="P151">Keep a diary when we note every action in the field</text:p>
      <text:p text:style-name="P152">Keep track of all shots, with maximum information: weather conditions, date and time, position, target, distance, bullet used, weapon used, where the shot landed from the target.<text:s/></text:p>
      <text:p text:style-name="P153">The spotter records the data in live, so we don’t miss anything.<text:s/></text:p>
      <text:p text:style-name="P154">With this, we can use the data to establish the trajectory of the bullet, and analyze why the shot followed a trajectory.<text:s/></text:p>
      <text:p text:style-name="P155"/>
      <text:h text:style-name="P156" text:outline-level="1">Scout</text:h>
      <text:p text:style-name="P157">Different mobile units, to gather information and find the enemy position, numbers and equipment</text:p>
      <text:p text:style-name="P158">Sniper teams</text:p>
      <text:p text:style-name="P159">Armored scouts</text:p>
      <text:p text:style-name="P160">Drone teams</text:p>
      <text:p text:style-name="P161"/>
      <text:h text:style-name="P162" text:outline-level="1">Electronics</text:h>
      <text:p text:style-name="P163">Cellphone jammers to block signals used <text:s/>to detonate IEDs with cellphones. Used with convoys. Make sure all vehicles are within the action radius of the jammers</text:p>
      <text:p text:style-name="P164"/>
      <text:p text:style-name="P165">Use jammers to take down drones.<text:s/></text:p>
      <text:p text:style-name="P166">Research the wavelength used to control drones</text:p>
      <text:p text:style-name="P167">The simple jammer will neutralize these frequencies, the connection between the controller and the drone is lost. And the drone just fall down.</text:p>
      <text:soft-page-break/>
      <text:p text:style-name="P168">Some drones are equipped with option auto-home when the connection with the controller is lost.</text:p>
      <text:p text:style-name="P169">A more advanced jammer will cut the connection and take control of the drone and guide it to our base. It will also disable the location tracker so the enemy doesn’t know where it is. <text:s/></text:p>
      <text:p text:style-name="P170">Electronic radar : this radar will detect wavelengths send by enemy drones and we detect the presence of drones in the area. Have multiple radars in the same area, and use triangulation to determine the position of the drone by comparing the wavelength of the drone detected by the radars.<text:s/></text:p>
      <text:h text:style-name="P171" text:outline-level="1">Airplanes</text:h>
      <text:p text:style-name="P172">Have different fighters, each for a type of missions</text:p>
      <text:p text:style-name="P173">Use the same structural frame for each, and also have the maximum of modules and systems used commonly in these jets.<text:s/></text:p>
      <text:p text:style-name="P174">Them customize each fighter for the mission he is intended to : different weapons systems, targeting system, navigation, electronics, …</text:p>
      <text:p text:style-name="P175">The objective is the have the simplest electronics for each fighter, to avoid bugs in the control system of the jets.<text:s/></text:p>
      <text:p text:style-name="P176"/>
      <text:h text:style-name="P177" text:outline-level="1">Drones</text:h>
      <text:p text:style-name="P178"/>
      <text:p text:style-name="P179"><text:s/>For each type of drone, study two main points</text:p>
      <text:list text:style-name="LFO2" text:continue-numbering="true">
        <text:list-item>
          <text:p text:style-name="P180">Noises released by the propellers</text:p>
        </text:list-item>
        <text:list-item>
          <text:p text:style-name="P181"><text:span text:style-name="T182">Visibility of the drones</text:span></text:p>
        </text:list-item>
      </text:list>
      <text:p text:style-name="P183"/>
      <text:p text:style-name="P184">In A, we study at which distance the drone can be heard. Do several tests and record the distance.</text:p>
      <text:p text:style-name="P185">Find the minimal distance at which the drone can’t be heard anymore. This distance will help the drone to be undetected by the enemy. During recon or attacks, make sure that the drone is always in a distance greater than this minimal distance.</text:p>
      <text:p text:style-name="P186">We do the same for B. in this case, we study at which distance the drone can still be seen.<text:s/></text:p>
      <text:p text:style-name="P187">With this the drone is potentially in a safe distance from the enemy. To compensate this, the drone is equipped with camera that great magnification, to be able to easily detect targets.<text:s/></text:p>
      <text:p text:style-name="P188"/>
      <text:p text:style-name="P189">Distance calculation algorith</text:p>
      <text:p text:style-name="P190">Instead of using laser sights, which can be detected by the enemy, use a simple algorithm to compute the range of a target<text:s/></text:p>
      <text:p text:style-name="P191">With the altitude to the ground and the angle of the camera, compute the approximative range m :</text:p>
      <text:p text:style-name="P192"><draw:frame draw:style-name="a0" text:anchor-type="as-char" svg:x="0in" svg:y="0in" svg:width="3.61667in" svg:height="0.38333in" style:rel-width="scale" style:rel-height="scale"><draw:object xlink:href="Object 1/" xlink:type="simple" xlink:show="embed" xlink:actuate="onLoad"/></draw:frame></text:p>
      <text:p text:style-name="Normal"><text:span text:style-name="T193"><draw:g draw:z-index="251666432" draw:name="Group 8" draw:id="id7" draw:style-name="a7" text:anchor-type="paragraph"><svg:title/><svg:desc/><draw:g draw:name="Group 6" draw:id="id5"><svg:title/><svg:desc/><draw:connector draw:type="line" svg:x1="3.96667in" svg:y1="0.12569in" svg:x2="3.96667in" svg:y2="1.53403in" draw:id="id0" draw:style-name="a1" draw:name="Straight Connector 1"><svg:title/><svg:desc/></draw:connector><draw:connector draw:type="line" svg:x1="3.96667in" svg:y1="0.12569in" svg:x2="1.43333in" svg:y2="1.31736in" draw:id="id1" draw:style-name="a2" draw:name="Straight Connector 2"><svg:title/><svg:desc/></draw:connector><draw:frame draw:id="id2" draw:style-name="a3" draw:name="Text Box 3" svg:x="3.41667in" svg:y="0.39236in" svg:width="0.55in" svg:height="0.275in" style:rel-width="scale" style:rel-height="scale"><draw:text-box><text:p text:style-name="P194">alpha</text:p></draw:text-box><svg:title/><svg:desc/></draw:frame><draw:frame draw:id="id3" draw:style-name="a4" draw:name="Text Box 4" svg:x="3.96667in" svg:y="0.55903in" svg:width="0.84167in" svg:height="0.275in" style:rel-width="scale" style:rel-height="scale"><draw:text-box><text:p text:style-name="P195">altitude</text:p></draw:text-box><svg:title/><svg:desc/></draw:frame><draw:frame draw:id="id4" draw:style-name="a5" draw:name="Text Box 5" svg:x="2.01667in" svg:y="0.45069in" svg:width="0.84167in" svg:height="0.275in" style:rel-width="scale" style:rel-height="scale"><draw:text-box><text:p text:style-name="P196">m</text:p></draw:text-box><svg:title/><svg:desc/></draw:frame></draw:g><draw:custom-shape svg:x="1.225in" svg:y="1.15903in" svg:width="0.29167in" svg:height="0.29167in" draw:id="id6" draw:style-name="a6" draw:name="Oval 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lgacem Thebti</meta:initial-creator>
    <dc:creator>Belgacem Thebti</dc:creator>
    <meta:creation-date>2022-08-25T12:13:00Z</meta:creation-date>
    <dc:date>2023-05-06T09:25:00Z</dc:date>
    <meta:template xlink:href="Normal" xlink:type="simple"/>
    <meta:editing-cycles>41</meta:editing-cycles>
    <meta:editing-duration>PT0S</meta:editing-duration>
    <meta:document-statistic meta:page-count="7" meta:paragraph-count="28" meta:word-count="2134" meta:character-count="14271" meta:row-count="101" meta:non-whitespace-character-count="12165"/>
  </office:meta>
</office:document-meta>
</file>

<file path=Object 1/content.xml><?xml version="1.0" encoding="utf-8"?>
<mml:math xmlns:mml="http://www.w3.org/1998/Math/MathML" xmlns:m="http://schemas.openxmlformats.org/officeDocument/2006/math">
  <mml:mi>m</mml:mi>
  <mml:mo>=</mml:mo>
  <mml:mfrac>
    <mml:mrow>
      <mml:mi>a</mml:mi>
      <mml:mi>l</mml:mi>
      <mml:mi>t</mml:mi>
      <mml:mi>i</mml:mi>
      <mml:mi>t</mml:mi>
      <mml:mi>u</mml:mi>
      <mml:mi>d</mml:mi>
      <mml:mi>e</mml:mi>
    </mml:mrow>
    <mml:mrow>
      <mml:mi mathvariant="normal">c</mml:mi>
      <mml:mi mathvariant="normal">o</mml:mi>
      <mml:mi mathvariant="normal">s</mml:mi>
      <mml:mo>⁡</mml:mo>
      <mml:mo>(</mml:mo>
      <mml:mi>a</mml:mi>
      <mml:mi>l</mml:mi>
      <mml:mi>p</mml:mi>
      <mml:mi>h</mml:mi>
      <mml:mi>a</mml:mi>
      <mml:mo>)</mml:mo>
    </mml:mrow>
  </mml:mfrac>
  <mml:mi mathvariant="normal"> </mml:mi>
</mml:math>
</file>